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Tabelle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float" office:value="0.024">
            <text:p>0,02400</text:p>
          </table:table-cell>
          <table:table-cell/>
          <table:table-cell table:style-name="Default"/>
          <table:table-cell office:value-type="float" office:value="0.026">
            <text:p>0,02600</text:p>
          </table:table-cell>
          <table:table-cell table:number-columns-repeated="2"/>
          <table:table-cell office:value-type="float" office:value="0.028">
            <text:p>0,02800</text:p>
          </table:table-cell>
          <table:table-cell table:number-columns-repeated="2"/>
          <table:table-cell office:value-type="float" office:value="0.0310895">
            <text:p>0,0310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Default" office:value-type="string">
            <text:p>focal length</text:p>
          </table:table-cell>
          <table:table-cell office:value-type="string">
            <text:p>diopters</text:p>
          </table:table-cell>
          <table:table-cell table:style-name="Default" office:value-type="string">
            <text:p>diff</text:p>
          </table:table-cell>
          <table:table-cell table:style-name="Default" office:value-type="string">
            <text:p>focal length</text:p>
          </table:table-cell>
          <table:table-cell office:value-type="string">
            <text:p>diopters</text:p>
          </table:table-cell>
          <table:table-cell table:style-name="Default" office:value-type="string">
            <text:p>diff</text:p>
          </table:table-cell>
          <table:table-cell table:style-name="Default" office:value-type="string">
            <text:p>focal length</text:p>
          </table:table-cell>
          <table:table-cell office:value-type="string">
            <text:p>diopters</text:p>
          </table:table-cell>
          <table:table-cell table:style-name="Default" office:value-type="string">
            <text:p>diff</text:p>
          </table:table-cell>
          <table:table-cell table:style-name="Default" office:value-type="string">
            <text:p>focal length</text:p>
          </table:table-cell>
          <table:table-cell office:value-type="string">
            <text:p>diopters</text:p>
          </table:table-cell>
          <table:table-cell table:style-name="Default" office:value-type="string">
            <text:p>diff</text:p>
          </table:table-cell>
          <table:table-cell table:number-columns-repeated="1011"/>
        </table:table-row>
        <table:table-row table:style-name="ro1">
          <table:table-cell office:value-type="float" office:value="0.15">
            <text:p>0,15000</text:p>
          </table:table-cell>
          <table:table-cell table:formula="of:=([.B$1] * [.$A3])/([.B$1] + [.$A3])*1000" office:value-type="float" office:value="20.6896551724138">
            <text:p>20,68966</text:p>
          </table:table-cell>
          <table:table-cell table:formula="of:=1/([.B3]/1000)" office:value-type="float" office:value="48.3333333333333">
            <text:p>48,33333</text:p>
          </table:table-cell>
          <table:table-cell table:style-name="Default" table:formula="of:=[.$C3] - [.C3]" office:value-type="float" office:value="0">
            <text:p>0</text:p>
          </table:table-cell>
          <table:table-cell table:formula="of:=([.E$1] * [.$A3])/([.E$1] + [.$A3])*1000" office:value-type="float" office:value="22.1590909090909">
            <text:p>22,15909</text:p>
          </table:table-cell>
          <table:table-cell table:formula="of:=1/([.E3]/1000)" office:value-type="float" office:value="45.1282051282051">
            <text:p>45,12821</text:p>
          </table:table-cell>
          <table:table-cell table:style-name="Default" table:formula="of:=[.$C3] - [.F3]" office:value-type="float" office:value="3.20512820512822">
            <text:p>3,2051282051</text:p>
          </table:table-cell>
          <table:table-cell table:formula="of:=([.H$1] * [.$A3])/([.H$1] + [.$A3])*1000" office:value-type="float" office:value="23.5955056179775">
            <text:p>23,59551</text:p>
          </table:table-cell>
          <table:table-cell table:formula="of:=1/([.H3]/1000)" office:value-type="float" office:value="42.3809523809524">
            <text:p>42,38095</text:p>
          </table:table-cell>
          <table:table-cell table:style-name="Default" table:formula="of:=[.$C3] - [.I3]" office:value-type="float" office:value="5.95238095238095">
            <text:p>5,9523809524</text:p>
          </table:table-cell>
          <table:table-cell table:formula="of:=([.K$1] * [.$A3])/([.K$1] + [.$A3])*1000" office:value-type="float" office:value="25.7520452593883">
            <text:p>25,75205</text:p>
          </table:table-cell>
          <table:table-cell table:formula="of:=1/([.K3]/1000)" office:value-type="float" office:value="38.8318671362786">
            <text:p>38,83187</text:p>
          </table:table-cell>
          <table:table-cell table:style-name="Default" table:formula="of:=[.$C3] - [.L3]" office:value-type="float" office:value="9.50146619705475">
            <text:p>9,5014661971</text:p>
          </table:table-cell>
          <table:table-cell table:number-columns-repeated="1011"/>
        </table:table-row>
        <table:table-row table:style-name="ro1">
          <table:table-cell office:value-type="float" office:value="0.5">
            <text:p>0,50000</text:p>
          </table:table-cell>
          <table:table-cell table:formula="of:=([.B$1] * [.$A4])/([.B$1] + [.$A4])*1000" office:value-type="float" office:value="22.9007633587786">
            <text:p>22,90076</text:p>
          </table:table-cell>
          <table:table-cell table:formula="of:=1/([.B4]/1000)" office:value-type="float" office:value="43.6666666666667">
            <text:p>43,66667</text:p>
          </table:table-cell>
          <table:table-cell table:style-name="Default" table:formula="of:=[.$C4] - [.C4]" office:value-type="float" office:value="0">
            <text:p>0</text:p>
          </table:table-cell>
          <table:table-cell table:formula="of:=([.E$1] * [.$A4])/([.E$1] + [.$A4])*1000" office:value-type="float" office:value="24.7148288973384">
            <text:p>24,71483</text:p>
          </table:table-cell>
          <table:table-cell table:formula="of:=1/([.E4]/1000)" office:value-type="float" office:value="40.4615384615385">
            <text:p>40,46154</text:p>
          </table:table-cell>
          <table:table-cell table:style-name="Default" table:formula="of:=[.$C4] - [.F4]" office:value-type="float" office:value="3.2051282051282">
            <text:p>3,2051282051</text:p>
          </table:table-cell>
          <table:table-cell table:formula="of:=([.H$1] * [.$A4])/([.H$1] + [.$A4])*1000" office:value-type="float" office:value="26.5151515151515">
            <text:p>26,51515</text:p>
          </table:table-cell>
          <table:table-cell table:formula="of:=1/([.H4]/1000)" office:value-type="float" office:value="37.7142857142857">
            <text:p>37,71429</text:p>
          </table:table-cell>
          <table:table-cell table:style-name="Default" table:formula="of:=[.$C4] - [.I4]" office:value-type="float" office:value="5.95238095238095">
            <text:p>5,9523809524</text:p>
          </table:table-cell>
          <table:table-cell table:formula="of:=([.K$1] * [.$A4])/([.K$1] + [.$A4])*1000" office:value-type="float" office:value="29.2695487295456">
            <text:p>29,26955</text:p>
          </table:table-cell>
          <table:table-cell table:formula="of:=1/([.K4]/1000)" office:value-type="float" office:value="34.1652004696119">
            <text:p>34,16520</text:p>
          </table:table-cell>
          <table:table-cell table:style-name="Default" table:formula="of:=[.$C4] - [.L4]" office:value-type="float" office:value="9.50146619705473">
            <text:p>9,5014661971</text:p>
          </table:table-cell>
          <table:table-cell table:number-columns-repeated="1011"/>
        </table:table-row>
        <table:table-row table:style-name="ro1">
          <table:table-cell office:value-type="float" office:value="1">
            <text:p>1,00000</text:p>
          </table:table-cell>
          <table:table-cell table:formula="of:=([.B$1] * [.$A5])/([.B$1] + [.$A5])*1000" office:value-type="float" office:value="23.4375">
            <text:p>23,43750</text:p>
          </table:table-cell>
          <table:table-cell table:formula="of:=1/([.B5]/1000)" office:value-type="float" office:value="42.6666666666667">
            <text:p>42,66667</text:p>
          </table:table-cell>
          <table:table-cell table:style-name="Default" table:formula="of:=[.$C5] - [.C5]" office:value-type="float" office:value="0">
            <text:p>0</text:p>
          </table:table-cell>
          <table:table-cell table:formula="of:=([.E$1] * [.$A5])/([.E$1] + [.$A5])*1000" office:value-type="float" office:value="25.3411306042885">
            <text:p>25,34113</text:p>
          </table:table-cell>
          <table:table-cell table:formula="of:=1/([.E5]/1000)" office:value-type="float" office:value="39.4615384615385">
            <text:p>39,46154</text:p>
          </table:table-cell>
          <table:table-cell table:style-name="Default" table:formula="of:=[.$C5] - [.F5]" office:value-type="float" office:value="3.2051282051282">
            <text:p>3,2051282051</text:p>
          </table:table-cell>
          <table:table-cell table:formula="of:=([.H$1] * [.$A5])/([.H$1] + [.$A5])*1000" office:value-type="float" office:value="27.2373540856031">
            <text:p>27,23735</text:p>
          </table:table-cell>
          <table:table-cell table:formula="of:=1/([.H5]/1000)" office:value-type="float" office:value="36.7142857142857">
            <text:p>36,71429</text:p>
          </table:table-cell>
          <table:table-cell table:style-name="Default" table:formula="of:=[.$C5] - [.I5]" office:value-type="float" office:value="5.95238095238095">
            <text:p>5,9523809524</text:p>
          </table:table-cell>
          <table:table-cell table:formula="of:=([.K$1] * [.$A5])/([.K$1] + [.$A5])*1000" office:value-type="float" office:value="30.1520867005241">
            <text:p>30,15209</text:p>
          </table:table-cell>
          <table:table-cell table:formula="of:=1/([.K5]/1000)" office:value-type="float" office:value="33.1652004696119">
            <text:p>33,16520</text:p>
          </table:table-cell>
          <table:table-cell table:style-name="Default" table:formula="of:=[.$C5] - [.L5]" office:value-type="float" office:value="9.50146619705474">
            <text:p>9,5014661971</text:p>
          </table:table-cell>
          <table:table-cell table:number-columns-repeated="1011"/>
        </table:table-row>
        <table:table-row table:style-name="ro1">
          <table:table-cell office:value-type="float" office:value="10">
            <text:p>10,00000</text:p>
          </table:table-cell>
          <table:table-cell table:formula="of:=([.B$1] * [.$A6])/([.B$1] + [.$A6])*1000" office:value-type="float" office:value="23.9425379090184">
            <text:p>23,94254</text:p>
          </table:table-cell>
          <table:table-cell table:formula="of:=1/([.B6]/1000)" office:value-type="float" office:value="41.7666666666667">
            <text:p>41,76667</text:p>
          </table:table-cell>
          <table:table-cell table:style-name="Default" table:formula="of:=[.$C6] - [.C6]" office:value-type="float" office:value="0">
            <text:p>0</text:p>
          </table:table-cell>
          <table:table-cell table:formula="of:=([.E$1] * [.$A6])/([.E$1] + [.$A6])*1000" office:value-type="float" office:value="25.9325753042091">
            <text:p>25,93258</text:p>
          </table:table-cell>
          <table:table-cell table:formula="of:=1/([.E6]/1000)" office:value-type="float" office:value="38.5615384615385">
            <text:p>38,56154</text:p>
          </table:table-cell>
          <table:table-cell table:style-name="Default" table:formula="of:=[.$C6] - [.F6]" office:value-type="float" office:value="3.2051282051282">
            <text:p>3,2051282051</text:p>
          </table:table-cell>
          <table:table-cell table:formula="of:=([.H$1] * [.$A6])/([.H$1] + [.$A6])*1000" office:value-type="float" office:value="27.9218189070602">
            <text:p>27,92182</text:p>
          </table:table-cell>
          <table:table-cell table:formula="of:=1/([.H6]/1000)" office:value-type="float" office:value="35.8142857142857">
            <text:p>35,81429</text:p>
          </table:table-cell>
          <table:table-cell table:style-name="Default" table:formula="of:=[.$C6] - [.I6]" office:value-type="float" office:value="5.95238095238096">
            <text:p>5,9523809524</text:p>
          </table:table-cell>
          <table:table-cell table:formula="of:=([.K$1] * [.$A6])/([.K$1] + [.$A6])*1000" office:value-type="float" office:value="30.9931438653797">
            <text:p>30,99314</text:p>
          </table:table-cell>
          <table:table-cell table:formula="of:=1/([.K6]/1000)" office:value-type="float" office:value="32.2652004696119">
            <text:p>32,26520</text:p>
          </table:table-cell>
          <table:table-cell table:style-name="Default" table:formula="of:=[.$C6] - [.L6]" office:value-type="float" office:value="9.50146619705473">
            <text:p>9,5014661971</text:p>
          </table:table-cell>
          <table:table-cell table:number-columns-repeated="1011"/>
        </table:table-row>
        <table:table-row table:style-name="ro1">
          <table:table-cell office:value-type="float" office:value="1000">
            <text:p>1000,00000</text:p>
          </table:table-cell>
          <table:table-cell table:formula="of:=([.B$1] * [.$A7])/([.B$1] + [.$A7])*1000" office:value-type="float" office:value="23.9994240138237">
            <text:p>23,99942</text:p>
          </table:table-cell>
          <table:table-cell table:formula="of:=1/([.B7]/1000)" office:value-type="float" office:value="41.6676666666667">
            <text:p>41,66767</text:p>
          </table:table-cell>
          <table:table-cell table:style-name="Default" table:formula="of:=[.$C7] - [.C7]" office:value-type="float" office:value="0">
            <text:p>0</text:p>
          </table:table-cell>
          <table:table-cell table:formula="of:=([.E$1] * [.$A7])/([.E$1] + [.$A7])*1000" office:value-type="float" office:value="25.9993240175756">
            <text:p>25,99932</text:p>
          </table:table-cell>
          <table:table-cell table:formula="of:=1/([.E7]/1000)" office:value-type="float" office:value="38.4625384615385">
            <text:p>38,46254</text:p>
          </table:table-cell>
          <table:table-cell table:style-name="Default" table:formula="of:=[.$C7] - [.F7]" office:value-type="float" office:value="3.20512820512821">
            <text:p>3,2051282051</text:p>
          </table:table-cell>
          <table:table-cell table:formula="of:=([.H$1] * [.$A7])/([.H$1] + [.$A7])*1000" office:value-type="float" office:value="27.9992160219514">
            <text:p>27,99922</text:p>
          </table:table-cell>
          <table:table-cell table:formula="of:=1/([.H7]/1000)" office:value-type="float" office:value="35.7152857142857">
            <text:p>35,71529</text:p>
          </table:table-cell>
          <table:table-cell table:style-name="Default" table:formula="of:=[.$C7] - [.I7]" office:value-type="float" office:value="5.95238095238095">
            <text:p>5,9523809524</text:p>
          </table:table-cell>
          <table:table-cell table:formula="of:=([.K$1] * [.$A7])/([.K$1] + [.$A7])*1000" office:value-type="float" office:value="31.0885334730386">
            <text:p>31,08853</text:p>
          </table:table-cell>
          <table:table-cell table:formula="of:=1/([.K7]/1000)" office:value-type="float" office:value="32.1662004696119">
            <text:p>32,16620</text:p>
          </table:table-cell>
          <table:table-cell table:style-name="Default" table:formula="of:=[.$C7] - [.L7]" office:value-type="float" office:value="9.50146619705473">
            <text:p>9,501466197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3] - [.C7]" office:value-type="float" office:value="6.66566666666667">
            <text:p>6,66567</text:p>
          </table:table-cell>
          <table:table-cell table:number-columns-repeated="2"/>
          <table:table-cell table:formula="of:=[.F3] - [.F7]" office:value-type="float" office:value="6.66566666666667">
            <text:p>6,66567</text:p>
          </table:table-cell>
          <table:table-cell table:number-columns-repeated="2"/>
          <table:table-cell table:formula="of:=[.I3] - [.I7]" office:value-type="float" office:value="6.66566666666667">
            <text:p>6,66567</text:p>
          </table:table-cell>
          <table:table-cell table:number-columns-repeated="2"/>
          <table:table-cell table:formula="of:=[.L3] - [.L7]" office:value-type="float" office:value="6.66566666666666">
            <text:p>6,66567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/>
          <table:table-cell office:value-type="float" office:value="0.024">
            <text:p>0,02400</text:p>
          </table:table-cell>
          <table:table-cell table:number-columns-repeated="2"/>
          <table:table-cell office:value-type="float" office:value="0.022">
            <text:p>0,02200</text:p>
          </table:table-cell>
          <table:table-cell table:number-columns-repeated="2"/>
          <table:table-cell table:style-name="ce1"/>
          <table:table-cell office:value-type="float" office:value="0.02">
            <text:p>0,02000</text:p>
          </table:table-cell>
          <table:table-cell/>
          <table:table-cell table:style-name="ce1"/>
          <table:table-cell office:value-type="float" office:value="0.018">
            <text:p>0,01800</text:p>
          </table:table-cell>
          <table:table-cell/>
          <table:table-cell table:style-name="ce1"/>
        </table:table-row>
        <table:table-row table:style-name="ro2">
          <table:table-cell table:style-name="Default"/>
          <table:table-cell table:style-name="Default" office:value-type="string">
            <text:p>focal length</text:p>
          </table:table-cell>
          <table:table-cell office:value-type="string">
            <text:p>diopters</text:p>
          </table:table-cell>
          <table:table-cell office:value-type="string">
            <text:p>diff</text:p>
          </table:table-cell>
          <table:table-cell table:style-name="Default" office:value-type="string">
            <text:p>focal length</text:p>
          </table:table-cell>
          <table:table-cell table:style-name="Default"/>
          <table:table-cell office:value-type="string">
            <text:p>diopters</text:p>
          </table:table-cell>
          <table:table-cell office:value-type="string">
            <text:p>diff</text:p>
          </table:table-cell>
          <table:table-cell table:style-name="Default" office:value-type="string">
            <text:p>focal length</text:p>
          </table:table-cell>
          <table:table-cell office:value-type="string">
            <text:p>diopters</text:p>
          </table:table-cell>
          <table:table-cell office:value-type="string">
            <text:p>diff</text:p>
          </table:table-cell>
          <table:table-cell table:style-name="Default" office:value-type="string">
            <text:p>focal length</text:p>
          </table:table-cell>
          <table:table-cell office:value-type="string">
            <text:p>diopters</text:p>
          </table:table-cell>
          <table:table-cell office:value-type="string">
            <text:p>diff</text:p>
          </table:table-cell>
        </table:table-row>
        <table:table-row table:style-name="ro1">
          <table:table-cell office:value-type="float" office:value="0.15">
            <text:p>0,15000</text:p>
          </table:table-cell>
          <table:table-cell table:formula="of:=([.B$1] * [.$A3])/([.B$1] + [.$A3])*1000" office:value-type="float" office:value="20.6896551724138">
            <text:p>20,68966</text:p>
          </table:table-cell>
          <table:table-cell table:formula="of:=1/([.B3]/1000)" office:value-type="float" office:value="48.3333333333333">
            <text:p>48,33333</text:p>
          </table:table-cell>
          <table:table-cell table:formula="of:=[.$C3] - [.C3]" office:value-type="float" office:value="0">
            <text:p>0</text:p>
          </table:table-cell>
          <table:table-cell table:formula="of:=([.E$1] * [.$A3])/([.E$1] + [.$A3])*1000" office:value-type="float" office:value="19.1860465116279">
            <text:p>19,18605</text:p>
          </table:table-cell>
          <table:table-cell table:formula="of:=[.E3]/1000*[.B$1]/([.B$1]-[.E3]/1000)" office:value-type="float" office:value="0.0956521739130434">
            <text:p>0,09565</text:p>
          </table:table-cell>
          <table:table-cell table:formula="of:=1/([.E3]/1000)" office:value-type="float" office:value="52.1212121212121">
            <text:p>52,12121</text:p>
          </table:table-cell>
          <table:table-cell table:formula="of:=[.$C3] - [.G3]" office:value-type="float" office:value="-3.78787878787879">
            <text:p>-3,7878787879</text:p>
          </table:table-cell>
          <table:table-cell table:formula="of:=([.I$1] * [.$A3])/([.I$1] + [.$A3])*1000" office:value-type="float" office:value="17.6470588235294">
            <text:p>17,64706</text:p>
          </table:table-cell>
          <table:table-cell table:formula="of:=1/([.I3]/1000)" office:value-type="float" office:value="56.6666666666667">
            <text:p>56,66667</text:p>
          </table:table-cell>
          <table:table-cell table:formula="of:=[.$C3] - [.J3]" office:value-type="float" office:value="-8.33333333333332">
            <text:p>-8,3333333333</text:p>
          </table:table-cell>
          <table:table-cell table:formula="of:=([.L$1] * [.$A3])/([.L$1] + [.$A3])*1000" office:value-type="float" office:value="16.0714285714286">
            <text:p>16,07143</text:p>
          </table:table-cell>
          <table:table-cell table:formula="of:=1/([.L3]/1000)" office:value-type="float" office:value="62.2222222222222">
            <text:p>62,22222</text:p>
          </table:table-cell>
          <table:table-cell table:formula="of:=[.$C3] - [.M3]" office:value-type="float" office:value="-13.8888888888889">
            <text:p>-13,8888888889</text:p>
          </table:table-cell>
        </table:table-row>
        <table:table-row table:style-name="ro1">
          <table:table-cell office:value-type="float" office:value="0.5">
            <text:p>0,50000</text:p>
          </table:table-cell>
          <table:table-cell table:formula="of:=([.B$1] * [.$A4])/([.B$1] + [.$A4])*1000" office:value-type="float" office:value="22.9007633587786">
            <text:p>22,90076</text:p>
          </table:table-cell>
          <table:table-cell table:formula="of:=1/([.B4]/1000)" office:value-type="float" office:value="43.6666666666667">
            <text:p>43,66667</text:p>
          </table:table-cell>
          <table:table-cell table:formula="of:=[.$C4] - [.C4]" office:value-type="float" office:value="0">
            <text:p>0</text:p>
          </table:table-cell>
          <table:table-cell table:formula="of:=([.E$1] * [.$A4])/([.E$1] + [.$A4])*1000" office:value-type="float" office:value="21.0727969348659">
            <text:p>21,07280</text:p>
          </table:table-cell>
          <table:table-cell table:formula="of:=[.E4]/1000*[.B$1]/([.B$1]-[.E4]/1000)" office:value-type="float" office:value="0.172774869109947">
            <text:p>0,17277</text:p>
          </table:table-cell>
          <table:table-cell table:formula="of:=1/([.E4]/1000)" office:value-type="float" office:value="47.4545454545455">
            <text:p>47,45455</text:p>
          </table:table-cell>
          <table:table-cell table:formula="of:=[.$C4] - [.G4]" office:value-type="float" office:value="-3.7878787878788">
            <text:p>-3,7878787879</text:p>
          </table:table-cell>
          <table:table-cell table:formula="of:=([.I$1] * [.$A4])/([.I$1] + [.$A4])*1000" office:value-type="float" office:value="19.2307692307692">
            <text:p>19,23077</text:p>
          </table:table-cell>
          <table:table-cell table:formula="of:=1/([.I4]/1000)" office:value-type="float" office:value="52">
            <text:p>52,00000</text:p>
          </table:table-cell>
          <table:table-cell table:formula="of:=[.$C4] - [.J4]" office:value-type="float" office:value="-8.33333333333334">
            <text:p>-8,3333333333</text:p>
          </table:table-cell>
          <table:table-cell table:formula="of:=([.L$1] * [.$A4])/([.L$1] + [.$A4])*1000" office:value-type="float" office:value="17.3745173745174">
            <text:p>17,37452</text:p>
          </table:table-cell>
          <table:table-cell table:formula="of:=1/([.L4]/1000)" office:value-type="float" office:value="57.5555555555556">
            <text:p>57,55556</text:p>
          </table:table-cell>
          <table:table-cell table:formula="of:=[.$C4] - [.M4]" office:value-type="float" office:value="-13.8888888888889">
            <text:p>-13,8888888889</text:p>
          </table:table-cell>
        </table:table-row>
        <table:table-row table:style-name="ro1">
          <table:table-cell office:value-type="float" office:value="1">
            <text:p>1,00000</text:p>
          </table:table-cell>
          <table:table-cell table:formula="of:=([.B$1] * [.$A5])/([.B$1] + [.$A5])*1000" office:value-type="float" office:value="23.4375">
            <text:p>23,43750</text:p>
          </table:table-cell>
          <table:table-cell table:formula="of:=1/([.B5]/1000)" office:value-type="float" office:value="42.6666666666667">
            <text:p>42,66667</text:p>
          </table:table-cell>
          <table:table-cell table:formula="of:=[.$C5] - [.C5]" office:value-type="float" office:value="0">
            <text:p>0</text:p>
          </table:table-cell>
          <table:table-cell table:formula="of:=([.E$1] * [.$A5])/([.E$1] + [.$A5])*1000" office:value-type="float" office:value="21.5264187866928">
            <text:p>21,52642</text:p>
          </table:table-cell>
          <table:table-cell table:formula="of:=[.E5]/1000*[.B$1]/([.B$1]-[.E5]/1000)" office:value-type="float" office:value="0.208860759493671">
            <text:p>0,20886</text:p>
          </table:table-cell>
          <table:table-cell table:formula="of:=1/([.E5]/1000)" office:value-type="float" office:value="46.4545454545455">
            <text:p>46,45455</text:p>
          </table:table-cell>
          <table:table-cell table:formula="of:=[.$C5] - [.G5]" office:value-type="float" office:value="-3.7878787878788">
            <text:p>-3,7878787879</text:p>
          </table:table-cell>
          <table:table-cell table:formula="of:=([.I$1] * [.$A5])/([.I$1] + [.$A5])*1000" office:value-type="float" office:value="19.6078431372549">
            <text:p>19,60784</text:p>
          </table:table-cell>
          <table:table-cell table:formula="of:=1/([.I5]/1000)" office:value-type="float" office:value="51">
            <text:p>51,00000</text:p>
          </table:table-cell>
          <table:table-cell table:formula="of:=[.$C5] - [.J5]" office:value-type="float" office:value="-8.33333333333334">
            <text:p>-8,3333333333</text:p>
          </table:table-cell>
          <table:table-cell table:formula="of:=([.L$1] * [.$A5])/([.L$1] + [.$A5])*1000" office:value-type="float" office:value="17.6817288801572">
            <text:p>17,68173</text:p>
          </table:table-cell>
          <table:table-cell table:formula="of:=1/([.L5]/1000)" office:value-type="float" office:value="56.5555555555556">
            <text:p>56,55556</text:p>
          </table:table-cell>
          <table:table-cell table:formula="of:=[.$C5] - [.M5]" office:value-type="float" office:value="-13.8888888888889">
            <text:p>-13,8888888889</text:p>
          </table:table-cell>
        </table:table-row>
        <table:table-row table:style-name="ro1">
          <table:table-cell office:value-type="float" office:value="10">
            <text:p>10,00000</text:p>
          </table:table-cell>
          <table:table-cell table:formula="of:=([.B$1] * [.$A6])/([.B$1] + [.$A6])*1000" office:value-type="float" office:value="23.9425379090184">
            <text:p>23,94254</text:p>
          </table:table-cell>
          <table:table-cell table:formula="of:=1/([.B6]/1000)" office:value-type="float" office:value="41.7666666666667">
            <text:p>41,76667</text:p>
          </table:table-cell>
          <table:table-cell table:formula="of:=[.$C6] - [.C6]" office:value-type="float" office:value="0">
            <text:p>0</text:p>
          </table:table-cell>
          <table:table-cell table:formula="of:=([.E$1] * [.$A6])/([.E$1] + [.$A6])*1000" office:value-type="float" office:value="21.9517062462582">
            <text:p>21,95171</text:p>
          </table:table-cell>
          <table:table-cell table:formula="of:=[.E6]/1000*[.B$1]/([.B$1]-[.E6]/1000)" office:value-type="float" office:value="0.257209664848012">
            <text:p>0,25721</text:p>
          </table:table-cell>
          <table:table-cell table:formula="of:=1/([.E6]/1000)" office:value-type="float" office:value="45.5545454545455">
            <text:p>45,55455</text:p>
          </table:table-cell>
          <table:table-cell table:formula="of:=[.$C6] - [.G6]" office:value-type="float" office:value="-3.7878787878788">
            <text:p>-3,7878787879</text:p>
          </table:table-cell>
          <table:table-cell table:formula="of:=([.I$1] * [.$A6])/([.I$1] + [.$A6])*1000" office:value-type="float" office:value="19.9600798403194">
            <text:p>19,96008</text:p>
          </table:table-cell>
          <table:table-cell table:formula="of:=1/([.I6]/1000)" office:value-type="float" office:value="50.1">
            <text:p>50,10000</text:p>
          </table:table-cell>
          <table:table-cell table:formula="of:=[.$C6] - [.J6]" office:value-type="float" office:value="-8.33333333333333">
            <text:p>-8,3333333333</text:p>
          </table:table-cell>
          <table:table-cell table:formula="of:=([.L$1] * [.$A6])/([.L$1] + [.$A6])*1000" office:value-type="float" office:value="17.9676582152126">
            <text:p>17,96766</text:p>
          </table:table-cell>
          <table:table-cell table:formula="of:=1/([.L6]/1000)" office:value-type="float" office:value="55.6555555555556">
            <text:p>55,65556</text:p>
          </table:table-cell>
          <table:table-cell table:formula="of:=[.$C6] - [.M6]" office:value-type="float" office:value="-13.8888888888889">
            <text:p>-13,8888888889</text:p>
          </table:table-cell>
        </table:table-row>
        <table:table-row table:style-name="ro1">
          <table:table-cell office:value-type="float" office:value="1000">
            <text:p>1000,00000</text:p>
          </table:table-cell>
          <table:table-cell table:formula="of:=([.B$1] * [.$A7])/([.B$1] + [.$A7])*1000" office:value-type="float" office:value="23.9994240138237">
            <text:p>23,99942</text:p>
          </table:table-cell>
          <table:table-cell table:formula="of:=1/([.B7]/1000)" office:value-type="float" office:value="41.6676666666667">
            <text:p>41,66767</text:p>
          </table:table-cell>
          <table:table-cell table:formula="of:=[.$C7] - [.C7]" office:value-type="float" office:value="0">
            <text:p>0</text:p>
          </table:table-cell>
          <table:table-cell table:formula="of:=([.E$1] * [.$A7])/([.E$1] + [.$A7])*1000" office:value-type="float" office:value="21.9995160106478">
            <text:p>21,99952</text:p>
          </table:table-cell>
          <table:table-cell table:formula="of:=[.E7]/1000*[.B$1]/([.B$1]-[.E7]/1000)" office:value-type="float" office:value="0.263930322394887">
            <text:p>0,26393</text:p>
          </table:table-cell>
          <table:table-cell table:formula="of:=1/([.E7]/1000)" office:value-type="float" office:value="45.4555454545455">
            <text:p>45,45555</text:p>
          </table:table-cell>
          <table:table-cell table:formula="of:=[.$C7] - [.G7]" office:value-type="float" office:value="-3.7878787878788">
            <text:p>-3,7878787879</text:p>
          </table:table-cell>
          <table:table-cell table:formula="of:=([.I$1] * [.$A7])/([.I$1] + [.$A7])*1000" office:value-type="float" office:value="19.9996000079998">
            <text:p>19,99960</text:p>
          </table:table-cell>
          <table:table-cell table:formula="of:=1/([.I7]/1000)" office:value-type="float" office:value="50.001">
            <text:p>50,00100</text:p>
          </table:table-cell>
          <table:table-cell table:formula="of:=[.$C7] - [.J7]" office:value-type="float" office:value="-8.33333333333334">
            <text:p>-8,3333333333</text:p>
          </table:table-cell>
          <table:table-cell table:formula="of:=([.L$1] * [.$A7])/([.L$1] + [.$A7])*1000" office:value-type="float" office:value="17.9996760058319">
            <text:p>17,99968</text:p>
          </table:table-cell>
          <table:table-cell table:formula="of:=1/([.L7]/1000)" office:value-type="float" office:value="55.5565555555556">
            <text:p>55,55656</text:p>
          </table:table-cell>
          <table:table-cell table:formula="of:=[.$C7] - [.M7]" office:value-type="float" office:value="-13.8888888888889">
            <text:p>-13,8888888889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table:formula="of:=[.C3] - [.C7]" office:value-type="float" office:value="6.66566666666667">
            <text:p>6,66567</text:p>
          </table:table-cell>
          <table:table-cell table:style-name="ce1"/>
          <table:table-cell table:number-columns-repeated="2"/>
          <table:table-cell table:formula="of:=[.G3] - [.G7]" office:value-type="float" office:value="6.66566666666667">
            <text:p>6,66567</text:p>
          </table:table-cell>
          <table:table-cell table:style-name="ce1"/>
          <table:table-cell/>
          <table:table-cell table:formula="of:=[.J3] - [.J7]" office:value-type="float" office:value="6.66566666666666">
            <text:p>6,66567</text:p>
          </table:table-cell>
          <table:table-cell table:style-name="ce1"/>
          <table:table-cell/>
          <table:table-cell table:formula="of:=[.M3] - [.M7]" office:value-type="float" office:value="6.66566666666667">
            <text:p>6,66567</text:p>
          </table:table-cell>
          <table:table-cell table:style-name="ce1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13.01.2016</text:date>, <text:time>19:12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3:39:06.93</meta:creation-date>
    <dc:date>2016-01-13T19:12:58.68</dc:date>
    <meta:editing-duration>PT5H33M56S</meta:editing-duration>
    <meta:editing-cycles>2</meta:editing-cycles>
    <meta:generator>OpenOffice.org/3.4.1$Win32 OpenOffice.org_project/341m1$Build-9593</meta:generator>
    <meta:document-statistic meta:table-count="3" meta:cell-count="175" meta:object-count="0"/>
  </office:meta>
</office:document-meta>
</file>